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ExecutionPlan-2.1" table:style-name="ta1" table:print-ranges="A1:AF4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ExecutionPlan">
            <text:p>TransportExecutionPlan</text:p>
          </table:table-cell>
          <table:table-cell table:style-name="ce7" office:value-type="string" office:string-value="Transport Execution Plan. Details">
            <text:p>Transport Execution Plan. Details</text:p>
          </table:table-cell>
          <table:table-cell table:style-name="ce7" office:value-type="string" office:string-value=""/>
          <table:table-cell table:style-name="ce7" office:value-type="string" office:string-value="Transport Execution Plan">
            <text:p>Transport Execution Plan</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used in the negotiation of a transport service between a transport user and a transport service provider.">
            <text:p>A document used in the negotiation of a transport service between a transport user and a transport service provider.</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office:string-value="Transport Execution Plan. UBL Version Identifier. Identifier">
            <text:p>Transport Execution Plan. UBL Version Identifier. Identifier</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
          <table:table-cell table:style-name="ce8" office:value-type="string" office:string-value="UBL Version">
            <text:p>UBL Version</text:p>
          </table:table-cell>
          <table:table-cell table:style-name="ce8" office:value-type="string" office:string-value="Identifier">
            <text:p>Identifier</text:p>
          </table:table-cell>
          <table:table-cell table:style-name="ce3" office:value-type="string" table:formula="of:=IF([.F3]&lt;&gt;&quot;&quot;;CONCATENATE([.F3];&quot; &quot;;[.G3]);[.G3])" office:string-value="UBL Version Identifier">
            <text:p>UBL Vers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8" office:value-type="string" office:string-value="Transport Execution Plan. Customization Identifier. Identifier">
            <text:p>Transport Execution Plan. Customization Identifier. Identifier</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
          <table:table-cell table:style-name="ce8" office:value-type="string" office:string-value="Customization">
            <text:p>Customization</text:p>
          </table:table-cell>
          <table:table-cell table:style-name="ce8" office:value-type="string" office:string-value="Identifier">
            <text:p>Identifier</text:p>
          </table:table-cell>
          <table:table-cell table:style-name="ce3" office:value-type="string" table:formula="of:=IF([.F4]&lt;&gt;&quot;&quot;;CONCATENATE([.F4];&quot; &quot;;[.G4]);[.G4])" office:string-value="Customization Identifier">
            <text:p>Customiza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customization of UBL for a specific use.">
            <text:p>Identifies a user-defined customization of UBL for a specific us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office:string-value="Transport Execution Plan. Profile Identifier. Identifier">
            <text:p>Transport Execution Plan. Profile Identifier. Identifier</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
          <table:table-cell table:style-name="ce8" office:value-type="string" office:string-value="Profile">
            <text:p>Profile</text:p>
          </table:table-cell>
          <table:table-cell table:style-name="ce8" office:value-type="string" office:string-value="Identifier">
            <text:p>Identifier</text:p>
          </table:table-cell>
          <table:table-cell table:style-name="ce3" office:value-type="string" table:formula="of:=IF([.F5]&lt;&gt;&quot;&quot;;CONCATENATE([.F5];&quot; &quot;;[.G5]);[.G5])" office:string-value="Profile Identifier">
            <text:p>Profile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profile of the customization of UBL being used.">
            <text:p>Identifies a user-defined profile of the customization of UBL being use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8" office:value-type="string" office:string-value="Transport Execution Plan. Profile Execution Identifier. Identifier">
            <text:p>Transport Execution Plan. Profile Execution Identifier. Identifier</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
          <table:table-cell table:style-name="ce8" office:value-type="string" office:string-value="Profile Execution">
            <text:p>Profile Execution</text:p>
          </table:table-cell>
          <table:table-cell table:style-name="ce8" office:value-type="string" office:string-value="Identifier">
            <text:p>Identifier</text:p>
          </table:table-cell>
          <table:table-cell table:style-name="ce3" office:value-type="string" table:formula="of:=IF([.F6]&lt;&gt;&quot;&quot;;CONCATENATE([.F6];&quot; &quot;;[.G6]);[.G6])" office:string-value="Profile Execution Identifier">
            <text:p>Profile Execu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8" office:value-type="string" office:string-value="Transport Execution Plan. Identifier">
            <text:p>Transport Execution Plan. Identifier</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
          <table:table-cell table:style-name="ce8" office:value-type="string" office:string-value=""/>
          <table:table-cell table:style-name="ce8" office:value-type="string" office:string-value="Identifier">
            <text:p>Identifier</text:p>
          </table:table-cell>
          <table:table-cell table:style-name="ce3" office:value-type="string" table:formula="of:=IF([.F7]&lt;&gt;&quot;&quot;;CONCATENATE([.F7];&quot; &quot;;[.G7]);[.G7])" office:string-value="Identifier">
            <text:p>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VersionID">
            <text:p>VersionID</text:p>
          </table:table-cell>
          <table:table-cell table:style-name="ce8" office:value-type="string" office:string-value="Transport Execution Plan. Version. Identifier">
            <text:p>Transport Execution Plan. Version. Identifier</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
          <table:table-cell table:style-name="ce8" office:value-type="string" office:string-value=""/>
          <table:table-cell table:style-name="ce8" office:value-type="string" office:string-value="Version">
            <text:p>Version</text:p>
          </table:table-cell>
          <table:table-cell table:style-name="ce3" office:value-type="string" table:formula="of:=IF([.F8]&lt;&gt;&quot;&quot;;CONCATENATE([.F8];&quot; &quot;;[.G8]);[.G8])" office:string-value="Version">
            <text:p>Version</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8]&lt;&gt;&quot;&quot;;CONCATENATE([.J8];&quot;_ &quot;;[.I8];&quot;. Type&quot;);CONCATENATE([.I8];&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ndicates the current version of the Transport Execution Plan.">
            <text:p>Indicates the current version of the Transport Execution Plan.</text:p>
          </table:table-cell>
          <table:table-cell table:style-name="ce8" office:value-type="string" office:string-value="1.1 ">
            <text:p><text:s/>1.1 </text:p>
          </table:table-cell>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8" office:value-type="string" office:string-value="Transport Execution Plan. Copy_ Indicator. Indicator">
            <text:p>Transport Execution Plan. Copy_ Indicator. Indicator</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Copy">
            <text:p>Copy</text:p>
          </table:table-cell>
          <table:table-cell table:style-name="ce8" office:value-type="string" office:string-value=""/>
          <table:table-cell table:style-name="ce8" office:value-type="string" office:string-value="Indicator">
            <text:p>Indicator</text:p>
          </table:table-cell>
          <table:table-cell table:style-name="ce3" office:value-type="string" table:formula="of:=IF([.F9]&lt;&gt;&quot;&quot;;CONCATENATE([.F9];&quot; &quot;;[.G9]);[.G9])" office:string-value="Indicator">
            <text:p>Indicator</text:p>
          </table:table-cell>
          <table:table-cell table:style-name="ce8" office:value-type="string" office:string-value="Indicator">
            <text:p>Indicator</text:p>
          </table:table-cell>
          <table:table-cell table:style-name="ce8" office:value-type="string" office:string-value=""/>
          <table:table-cell table:style-name="ce3" office:value-type="string" table:formula="of:=IF([.J9]&lt;&gt;&quot;&quot;;CONCATENATE([.J9];&quot;_ &quot;;[.I9];&quot;. Type&quot;);CONCATENATE([.I9];&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8" office:value-type="string" office:string-value="Transport Execution Plan. UUID. Identifier">
            <text:p>Transport Execution Plan. UUID. Identifier</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
          <table:table-cell table:style-name="ce8" office:value-type="string" office:string-value=""/>
          <table:table-cell table:style-name="ce8" office:value-type="string" office:string-value="UUID">
            <text:p>UUID</text:p>
          </table:table-cell>
          <table:table-cell table:style-name="ce3" office:value-type="string" table:formula="of:=IF([.F10]&lt;&gt;&quot;&quot;;CONCATENATE([.F10];&quot; &quot;;[.G10]);[.G10])" office:string-value="UUID">
            <text:p>UUID</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10]&lt;&gt;&quot;&quot;;CONCATENATE([.J10];&quot;_ &quot;;[.I10];&quot;. Type&quot;);CONCATENATE([.I10];&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8" office:value-type="string" office:string-value="Transport Execution Plan. Issue Date. Date">
            <text:p>Transport Execution Plan. Issue Date. Date</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
          <table:table-cell table:style-name="ce8" office:value-type="string" office:string-value="Issue">
            <text:p>Issue</text:p>
          </table:table-cell>
          <table:table-cell table:style-name="ce8" office:value-type="string" office:string-value="Date">
            <text:p>Date</text:p>
          </table:table-cell>
          <table:table-cell table:style-name="ce3" office:value-type="string" table:formula="of:=IF([.F11]&lt;&gt;&quot;&quot;;CONCATENATE([.F11];&quot; &quot;;[.G11]);[.G11])" office:string-value="Issue Date">
            <text:p>Issue Date</text:p>
          </table:table-cell>
          <table:table-cell table:style-name="ce8" office:value-type="string" office:string-value="Date">
            <text:p>Date</text:p>
          </table:table-cell>
          <table:table-cell table:style-name="ce8" office:value-type="string" office:string-value=""/>
          <table:table-cell table:style-name="ce3" office:value-type="string" table:formula="of:=IF([.J11]&lt;&gt;&quot;&quot;;CONCATENATE([.J11];&quot;_ &quot;;[.I11];&quot;. Type&quot;);CONCATENATE([.I11];&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Transport Document Date">
            <text:p>Transport Document Date</text:p>
          </table:table-cell>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8" office:value-type="string" office:string-value="Transport Execution Plan. Issue Time. Time">
            <text:p>Transport Execution Plan. Issue Time. Time</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
          <table:table-cell table:style-name="ce8" office:value-type="string" office:string-value="Issue">
            <text:p>Issue</text:p>
          </table:table-cell>
          <table:table-cell table:style-name="ce8" office:value-type="string" office:string-value="Time">
            <text:p>Time</text:p>
          </table:table-cell>
          <table:table-cell table:style-name="ce3" office:value-type="string" table:formula="of:=IF([.F12]&lt;&gt;&quot;&quot;;CONCATENATE([.F12];&quot; &quot;;[.G12]);[.G12])" office:string-value="Issue Time">
            <text:p>Issue Time</text:p>
          </table:table-cell>
          <table:table-cell table:style-name="ce8" office:value-type="string" office:string-value="Time">
            <text:p>Time</text:p>
          </table:table-cell>
          <table:table-cell table:style-name="ce8" office:value-type="string" office:string-value=""/>
          <table:table-cell table:style-name="ce3" office:value-type="string" table:formula="of:=IF([.J12]&lt;&gt;&quot;&quot;;CONCATENATE([.J12];&quot;_ &quot;;[.I12];&quot;. Type&quot;);CONCATENATE([.I12];&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DocumentStatusCode">
            <text:p>DocumentStatusCode</text:p>
          </table:table-cell>
          <table:table-cell table:style-name="ce8" office:value-type="string" office:string-value="Transport Execution Plan. Document Status Code. Code">
            <text:p>Transport Execution Plan. Document Status Code. Code</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
          <table:table-cell table:style-name="ce8" office:value-type="string" office:string-value="Document Status">
            <text:p>Document Status</text:p>
          </table:table-cell>
          <table:table-cell table:style-name="ce8" office:value-type="string" office:string-value="Code">
            <text:p>Code</text:p>
          </table:table-cell>
          <table:table-cell table:style-name="ce3" office:value-type="string" table:formula="of:=IF([.F13]&lt;&gt;&quot;&quot;;CONCATENATE([.F13];&quot; &quot;;[.G13]);[.G13])" office:string-value="Document Status Code">
            <text:p>Document Status Code</text:p>
          </table:table-cell>
          <table:table-cell table:style-name="ce8" office:value-type="string" office:string-value="Code">
            <text:p>Code</text:p>
          </table:table-cell>
          <table:table-cell table:style-name="ce8" office:value-type="string" office:string-value="Document Status">
            <text:p>Document Status</text:p>
          </table:table-cell>
          <table:table-cell table:style-name="ce3" office:value-type="string" table:formula="of:=IF([.J13]&lt;&gt;&quot;&quot;;CONCATENATE([.J13];&quot;_ &quot;;[.I13];&quot;. Type&quot;);CONCATENATE([.I13];&quot;. Type&quot;))" office:string-value="Document Status_ Code. Type">
            <text:p>Document Status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status of the Transport Execution Plan (updated, cancelled, confirmed, etc.)">
            <text:p>A code signifying the status of the Transport Execution Plan (updated, cancelled, confirmed, etc.)</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StatusReasonCode">
            <text:p>DocumentStatusReasonCode</text:p>
          </table:table-cell>
          <table:table-cell table:style-name="ce8" office:value-type="string" office:string-value="Transport Execution Plan. Document Status Reason Code. Code">
            <text:p>Transport Execution Plan. Document Status Reason Code. Code</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
          <table:table-cell table:style-name="ce8" office:value-type="string" office:string-value="Document Status Reason">
            <text:p>Document Status Reason</text:p>
          </table:table-cell>
          <table:table-cell table:style-name="ce8" office:value-type="string" office:string-value="Code">
            <text:p>Code</text:p>
          </table:table-cell>
          <table:table-cell table:style-name="ce3" office:value-type="string" table:formula="of:=IF([.F14]&lt;&gt;&quot;&quot;;CONCATENATE([.F14];&quot; &quot;;[.G14]);[.G14])" office:string-value="Document Status Reason Code">
            <text:p>Document Status Reason Code</text:p>
          </table:table-cell>
          <table:table-cell table:style-name="ce8" office:value-type="string" office:string-value="Code">
            <text:p>Code</text:p>
          </table:table-cell>
          <table:table-cell table:style-name="ce8" office:value-type="string" office:string-value=""/>
          <table:table-cell table:style-name="ce3" office:value-type="string" table:formula="of:=IF([.J14]&lt;&gt;&quot;&quot;;CONCATENATE([.J14];&quot;_ &quot;;[.I14];&quot;. Type&quot;);CONCATENATE([.I14];&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a reason associated with the status of a Transport Execution Plan.">
            <text:p>A code signifying a reason associated with the status of a Transport Execution Plan.</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StatusReasonDescription">
            <text:p>DocumentStatusReasonDescription</text:p>
          </table:table-cell>
          <table:table-cell table:style-name="ce8" office:value-type="string" office:string-value="Transport Execution Plan. Document Status Reason Description. Text">
            <text:p>Transport Execution Plan. Document Status Reason Description. Text</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
          <table:table-cell table:style-name="ce8" office:value-type="string" office:string-value="Document Status Reason">
            <text:p>Document Status Reason</text:p>
          </table:table-cell>
          <table:table-cell table:style-name="ce8" office:value-type="string" office:string-value="Description">
            <text:p>Description</text:p>
          </table:table-cell>
          <table:table-cell table:style-name="ce3" office:value-type="string" table:formula="of:=IF([.F15]&lt;&gt;&quot;&quot;;CONCATENATE([.F15];&quot; &quot;;[.G15]);[.G15])" office:string-value="Document Status Reason Description">
            <text:p>Document Status Reason Description</text:p>
          </table:table-cell>
          <table:table-cell table:style-name="ce8" office:value-type="string" office:string-value="Text">
            <text:p>Text</text:p>
          </table:table-cell>
          <table:table-cell table:style-name="ce8" office:value-type="string" office:string-value=""/>
          <table:table-cell table:style-name="ce3" office:value-type="string" table:formula="of:=IF([.J15]&lt;&gt;&quot;&quot;;CONCATENATE([.J15];&quot;_ &quot;;[.I15];&quot;. Type&quot;);CONCATENATE([.I15];&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n">
            <text:p>0..n</text:p>
          </table:table-cell>
          <table:table-cell table:style-name="ce8" office:value-type="string" office:string-value="BBIE">
            <text:p>BBIE</text:p>
          </table:table-cell>
          <table:table-cell table:style-name="ce8" office:value-type="string" office:string-value="A reason for the status assigned to the Transport Execution Plan, expressed in text.">
            <text:p>A reason for the status assigned to the Transport Execution Plan, expressed in text.</text:p>
          </table:table-cell>
          <table:table-cell table:style-name="ce8" office:value-type="string" office:string-value="123 Standard Chartered Tower ">
            <text:p><text:s/>123 Standard Chartered Tower </text:p>
          </table:table-cell>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Note">
            <text:p>Note</text:p>
          </table:table-cell>
          <table:table-cell table:style-name="ce8" office:value-type="string" office:string-value="Transport Execution Plan. Note. Text">
            <text:p>Transport Execution Plan. Note. Text</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
          <table:table-cell table:style-name="ce8" office:value-type="string" office:string-value=""/>
          <table:table-cell table:style-name="ce8" office:value-type="string" office:string-value="Note">
            <text:p>Note</text:p>
          </table:table-cell>
          <table:table-cell table:style-name="ce3" office:value-type="string" table:formula="of:=IF([.F16]&lt;&gt;&quot;&quot;;CONCATENATE([.F16];&quot; &quot;;[.G16]);[.G16])" office:string-value="Note">
            <text:p>Note</text:p>
          </table:table-cell>
          <table:table-cell table:style-name="ce8" office:value-type="string" office:string-value="Text">
            <text:p>Text</text:p>
          </table:table-cell>
          <table:table-cell table:style-name="ce8" office:value-type="string" office:string-value=""/>
          <table:table-cell table:style-name="ce3" office:value-type="string" table:formula="of:=IF([.J16]&lt;&gt;&quot;&quot;;CONCATENATE([.J16];&quot;_ &quot;;[.I16];&quot;. Type&quot;);CONCATENATE([.I16];&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n">
            <text:p>0..n</text:p>
          </table:table-cell>
          <table:table-cell table:style-name="ce8" office:value-type="string" office:string-value="BBIE">
            <text:p>BBIE</text:p>
          </table:table-cell>
          <table:table-cell table:style-name="ce8"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ransportUserRemarks">
            <text:p>TransportUserRemarks</text:p>
          </table:table-cell>
          <table:table-cell table:style-name="ce8" office:value-type="string" office:string-value="Transport Execution Plan. Transport User_ Remarks. Text">
            <text:p>Transport Execution Plan. Transport User_ Remarks. Text</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Transport User">
            <text:p>Transport User</text:p>
          </table:table-cell>
          <table:table-cell table:style-name="ce8" office:value-type="string" office:string-value=""/>
          <table:table-cell table:style-name="ce8" office:value-type="string" office:string-value="Remarks">
            <text:p>Remarks</text:p>
          </table:table-cell>
          <table:table-cell table:style-name="ce3" office:value-type="string" table:formula="of:=IF([.F17]&lt;&gt;&quot;&quot;;CONCATENATE([.F17];&quot; &quot;;[.G17]);[.G17])" office:string-value="Remarks">
            <text:p>Remarks</text:p>
          </table:table-cell>
          <table:table-cell table:style-name="ce8" office:value-type="string" office:string-value="Text">
            <text:p>Text</text:p>
          </table:table-cell>
          <table:table-cell table:style-name="ce8" office:value-type="string" office:string-value=""/>
          <table:table-cell table:style-name="ce3" office:value-type="string" table:formula="of:=IF([.J17]&lt;&gt;&quot;&quot;;CONCATENATE([.J17];&quot;_ &quot;;[.I17];&quot;. Type&quot;);CONCATENATE([.I17];&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n">
            <text:p>0..n</text:p>
          </table:table-cell>
          <table:table-cell table:style-name="ce8" office:value-type="string" office:string-value="BBIE">
            <text:p>BBIE</text:p>
          </table:table-cell>
          <table:table-cell table:style-name="ce8" office:value-type="string" office:string-value="Remarks from the transport user regarding the transport operations referred to in the Transport Execution Plan.">
            <text:p>Remarks from the transport user regarding the transport operations referred to in the Transport Execution Plan.</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ransportServiceProviderRemarks">
            <text:p>TransportServiceProviderRemarks</text:p>
          </table:table-cell>
          <table:table-cell table:style-name="ce8" office:value-type="string" office:string-value="Transport Execution Plan. Transport Service Provider_ Remarks. Text">
            <text:p>Transport Execution Plan. Transport Service Provider_ Remarks. Text</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Transport Service Provider">
            <text:p>Transport Service Provider</text:p>
          </table:table-cell>
          <table:table-cell table:style-name="ce8" office:value-type="string" office:string-value=""/>
          <table:table-cell table:style-name="ce8" office:value-type="string" office:string-value="Remarks">
            <text:p>Remarks</text:p>
          </table:table-cell>
          <table:table-cell table:style-name="ce3" office:value-type="string" table:formula="of:=IF([.F18]&lt;&gt;&quot;&quot;;CONCATENATE([.F18];&quot; &quot;;[.G18]);[.G18])" office:string-value="Remarks">
            <text:p>Remarks</text:p>
          </table:table-cell>
          <table:table-cell table:style-name="ce8" office:value-type="string" office:string-value="Text">
            <text:p>Text</text:p>
          </table:table-cell>
          <table:table-cell table:style-name="ce8" office:value-type="string" office:string-value=""/>
          <table:table-cell table:style-name="ce3" office:value-type="string" table:formula="of:=IF([.J18]&lt;&gt;&quot;&quot;;CONCATENATE([.J18];&quot;_ &quot;;[.I18];&quot;. Type&quot;);CONCATENATE([.I18];&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n">
            <text:p>0..n</text:p>
          </table:table-cell>
          <table:table-cell table:style-name="ce8" office:value-type="string" office:string-value="BBIE">
            <text:p>BBIE</text:p>
          </table:table-cell>
          <table:table-cell table:style-name="ce8" office:value-type="string" office:string-value="Remarks from the transport service provider regarding the transport operations referred to in the Transport Execution Plan.">
            <text:p>Remarks from the transport service provider regarding the transport operations referred to in the Transport Execution Plan.</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table:style-name="ce4" office:string-value="SenderParty">
            <text:p>SenderParty</text:p>
          </table:table-cell>
          <table:table-cell office:value-type="string" table:style-name="ce9" office:string-value="Transport Execution Plan. Sender_ Party. Party">
            <text:p>Transport Execution Plan. Sender_ Party. Party</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Sender">
            <text:p>Sender</text:p>
          </table:table-cell>
          <table:table-cell table:style-name="ce9" office:value-type="string" office:string-value=""/>
          <table:table-cell table:style-name="ce9" office:value-type="string" office:string-value=""/>
          <table:table-cell table:formula="of:=[.M19]"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party sending this document (can be either the transport user or the transport service provider).">
            <text:p>The party sending this document (can be either the transport user or the transport service provi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table:style-name="ce4" office:string-value="ReceiverParty">
            <text:p>ReceiverParty</text:p>
          </table:table-cell>
          <table:table-cell office:value-type="string" table:style-name="ce9" office:string-value="Transport Execution Plan. Receiver_ Party. Party">
            <text:p>Transport Execution Plan. Receiver_ Party. Party</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Receiver">
            <text:p>Receiver</text:p>
          </table:table-cell>
          <table:table-cell table:style-name="ce9" office:value-type="string" office:string-value=""/>
          <table:table-cell table:style-name="ce9" office:value-type="string" office:string-value=""/>
          <table:table-cell table:formula="of:=[.M20]"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party receiving this document (can be either the transport user or the transport service provider).">
            <text:p>The party receiving this document (can be either the transport user or the transport service provi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table:style-name="ce4" office:string-value="TransportUserParty">
            <text:p>TransportUserParty</text:p>
          </table:table-cell>
          <table:table-cell office:value-type="string" table:style-name="ce9" office:string-value="Transport Execution Plan. Transport User_ Party. Party">
            <text:p>Transport Execution Plan. Transport User_ Party. Party</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Transport User">
            <text:p>Transport User</text:p>
          </table:table-cell>
          <table:table-cell table:style-name="ce9" office:value-type="string" office:string-value=""/>
          <table:table-cell table:style-name="ce9" office:value-type="string" office:string-value=""/>
          <table:table-cell table:formula="of:=[.M21]"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party requesting the transport service from a transport service provider.">
            <text:p>The party requesting the transport service from a transport service provi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TransportServiceProviderParty">
            <text:p>TransportServiceProviderParty</text:p>
          </table:table-cell>
          <table:table-cell office:value-type="string" table:style-name="ce9" office:string-value="Transport Execution Plan. Transport Service Provider_ Party. Party">
            <text:p>Transport Execution Plan. Transport Service Provider_ Party. Party</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Transport Service Provider">
            <text:p>Transport Service Provider</text:p>
          </table:table-cell>
          <table:table-cell table:style-name="ce9" office:value-type="string" office:string-value=""/>
          <table:table-cell table:style-name="ce9" office:value-type="string" office:string-value=""/>
          <table:table-cell table:formula="of:=[.M22]"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party offering the transport service based upon a request from a transport user.">
            <text:p>The party offering the transport service based upon a request from a transport us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BillToParty">
            <text:p>BillToParty</text:p>
          </table:table-cell>
          <table:table-cell office:value-type="string" table:style-name="ce9" office:string-value="Transport Execution Plan. Bill To_ Party. Party">
            <text:p>Transport Execution Plan. Bill To_ Party. Party</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Bill To">
            <text:p>Bill To</text:p>
          </table:table-cell>
          <table:table-cell table:style-name="ce9" office:value-type="string" office:string-value=""/>
          <table:table-cell table:style-name="ce9" office:value-type="string" office:string-value=""/>
          <table:table-cell table:formula="of:=[.M23]"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Describes the party that will pay for the transport service(s) provided in a Transport Execution Plan">
            <text:p>Describes the party that will pay for the transport service(s) provided in a Transport Execution Pla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Signature">
            <text:p>Signature</text:p>
          </table:table-cell>
          <table:table-cell office:value-type="string" table:style-name="ce9" office:string-value="Transport Execution Plan. Signature">
            <text:p>Transport Execution Plan. Signature</text:p>
          </table:table-cell>
          <table:table-cell table:style-name="ce9" office:value-type="string" office:string-value=""/>
          <table:table-cell office:value-type="string" table:style-name="ce9"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
          <table:table-cell table:formula="of:=[.M24]" office:value-type="string" table:style-name="ce9" office:string-value="Signature">
            <text:p>Signature</text:p>
          </table:table-cell>
          <table:table-cell office:value-type="string" table:style-name="ce9"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ignature">
            <text:p>Signatur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ignature applied to this document.">
            <text:p>A signature applied to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TransportExecutionPlanRequestDocumentReference">
            <text:p>TransportExecutionPlanRequestDocumentReference</text:p>
          </table:table-cell>
          <table:table-cell office:value-type="string" table:style-name="ce9" office:string-value="Transport Execution Plan. Transport Execution Plan Request_ Document Reference. Document Reference">
            <text:p>Transport Execution Plan. Transport Execution Plan Request_ Document Reference. Document Reference</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Transport Execution Plan Request">
            <text:p>Transport Execution Plan Request</text:p>
          </table:table-cell>
          <table:table-cell table:style-name="ce9" office:value-type="string" office:string-value=""/>
          <table:table-cell table:style-name="ce9" office:value-type="string" office:string-value=""/>
          <table:table-cell table:formula="of:=[.M25]"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reference to a Transport Execution Plan Request.">
            <text:p>A reference to a Transport Execution Plan Reques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TransportExecutionPlanDocumentReference">
            <text:p>TransportExecutionPlanDocumentReference</text:p>
          </table:table-cell>
          <table:table-cell office:value-type="string" table:style-name="ce9" office:string-value="Transport Execution Plan. Transport Execution Plan_ Document Reference. Document Reference">
            <text:p>Transport Execution Plan. Transport Execution Plan_ Document Reference. Document Reference</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Transport Execution Plan">
            <text:p>Transport Execution Plan</text:p>
          </table:table-cell>
          <table:table-cell table:style-name="ce9" office:value-type="string" office:string-value=""/>
          <table:table-cell table:style-name="ce9" office:value-type="string" office:string-value=""/>
          <table:table-cell table:formula="of:=[.M26]"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reference to an original Transport Execution Plan.">
            <text:p>A reference to an original Transport Execution Pla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TransportServiceDescriptionDocumentReference">
            <text:p>TransportServiceDescriptionDocumentReference</text:p>
          </table:table-cell>
          <table:table-cell office:value-type="string" table:style-name="ce9" office:string-value="Transport Execution Plan. Transport Service Description_ Document Reference. Document Reference">
            <text:p>Transport Execution Plan. Transport Service Description_ Document Reference. Document Reference</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Transport Service Description">
            <text:p>Transport Service Description</text:p>
          </table:table-cell>
          <table:table-cell table:style-name="ce9" office:value-type="string" office:string-value=""/>
          <table:table-cell table:style-name="ce9" office:value-type="string" office:string-value=""/>
          <table:table-cell table:formula="of:=[.M27]"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reference to the Transport Service Description, which is used by a transport service provider to announce transport services to transport users (buyers).">
            <text:p>A reference to the Transport Service Description, which is used by a transport service provider to announce transport services to transport users (buyer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AdditionalDocumentReference">
            <text:p>AdditionalDocumentReference</text:p>
          </table:table-cell>
          <table:table-cell office:value-type="string" table:style-name="ce9" office:string-value="Transport Execution Plan. Additional_ Document Reference. Document Reference">
            <text:p>Transport Execution Plan. Additional_ Document Reference. Document Reference</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Additional">
            <text:p>Additional</text:p>
          </table:table-cell>
          <table:table-cell table:style-name="ce9" office:value-type="string" office:string-value=""/>
          <table:table-cell table:style-name="ce9" office:value-type="string" office:string-value=""/>
          <table:table-cell table:formula="of:=[.M28]"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TransportContract">
            <text:p>TransportContract</text:p>
          </table:table-cell>
          <table:table-cell office:value-type="string" table:style-name="ce9" office:string-value="Transport Execution Plan. Transport_ Contract. Contract">
            <text:p>Transport Execution Plan. Transport_ Contract. Contract</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Transport">
            <text:p>Transport</text:p>
          </table:table-cell>
          <table:table-cell table:style-name="ce9" office:value-type="string" office:string-value=""/>
          <table:table-cell table:style-name="ce9" office:value-type="string" office:string-value=""/>
          <table:table-cell table:formula="of:=[.M29]" office:value-type="string" table:style-name="ce9" office:string-value="Contract">
            <text:p>Contract</text:p>
          </table:table-cell>
          <table:table-cell office:value-type="string" table:style-name="ce9" office:string-value="Contract">
            <text:p>Contract</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ontract">
            <text:p>Contract</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contract related to the Transport Execution Plan.">
            <text:p>A contract related to the Transport Execution Pla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TransportServiceProviderResponseRequiredPeriod">
            <text:p>TransportServiceProviderResponseRequiredPeriod</text:p>
          </table:table-cell>
          <table:table-cell office:value-type="string" table:style-name="ce9" office:string-value="Transport Execution Plan. Transport Service Provider Response Required_ Period. Period">
            <text:p>Transport Execution Plan. Transport Service Provider Response Required_ Period. Period</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Transport Service Provider Response Required">
            <text:p>Transport Service Provider Response Required</text:p>
          </table:table-cell>
          <table:table-cell table:style-name="ce9" office:value-type="string" office:string-value=""/>
          <table:table-cell table:style-name="ce9" office:value-type="string" office:string-value=""/>
          <table:table-cell table:formula="of:=[.M30]" office:value-type="string" table:style-name="ce9" office:string-value="Period">
            <text:p>Period</text:p>
          </table:table-cell>
          <table:table-cell office:value-type="string" table:style-name="ce9"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eriod">
            <text:p>Period</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Describes the deadline for when the Transport Service Provider will have to respond to a Transport Execution Plan .">
            <text:p>Describes the deadline for when the Transport Service Provider will have to respond to a Transport Execution Plan .</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TransportUserResponseRequiredPeriod">
            <text:p>TransportUserResponseRequiredPeriod</text:p>
          </table:table-cell>
          <table:table-cell office:value-type="string" table:style-name="ce9" office:string-value="Transport Execution Plan. Transport User Response Required_ Period. Period">
            <text:p>Transport Execution Plan. Transport User Response Required_ Period. Period</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Transport User Response Required">
            <text:p>Transport User Response Required</text:p>
          </table:table-cell>
          <table:table-cell table:style-name="ce9" office:value-type="string" office:string-value=""/>
          <table:table-cell table:style-name="ce9" office:value-type="string" office:string-value=""/>
          <table:table-cell table:formula="of:=[.M31]" office:value-type="string" table:style-name="ce9" office:string-value="Period">
            <text:p>Period</text:p>
          </table:table-cell>
          <table:table-cell office:value-type="string" table:style-name="ce9"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eriod">
            <text:p>Period</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Describes the deadline for when the Transport User will have to respond to a Transport Execution Plan suggested by a Transport Service Provider.">
            <text:p>Describes the deadline for when the Transport User will have to respond to a Transport Execution Plan suggested by a Transport Service Provi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ValidityPeriod">
            <text:p>ValidityPeriod</text:p>
          </table:table-cell>
          <table:table-cell office:value-type="string" table:style-name="ce9" office:string-value="Transport Execution Plan. Validity_ Period. Period">
            <text:p>Transport Execution Plan. Validity_ Period. Period</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Validity">
            <text:p>Validity</text:p>
          </table:table-cell>
          <table:table-cell table:style-name="ce9" office:value-type="string" office:string-value=""/>
          <table:table-cell table:style-name="ce9" office:value-type="string" office:string-value=""/>
          <table:table-cell table:formula="of:=[.M32]" office:value-type="string" table:style-name="ce9" office:string-value="Period">
            <text:p>Period</text:p>
          </table:table-cell>
          <table:table-cell office:value-type="string" table:style-name="ce9"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eriod">
            <text:p>Period</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period during which the Transport Execution Plan is valid.">
            <text:p>A period during which the Transport Execution Plan is vali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MainTransportationService">
            <text:p>MainTransportationService</text:p>
          </table:table-cell>
          <table:table-cell office:value-type="string" table:style-name="ce9" office:string-value="Transport Execution Plan. Main_ Transportation Service. Transportation Service">
            <text:p>Transport Execution Plan. Main_ Transportation Service. Transportation Service</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Main">
            <text:p>Main</text:p>
          </table:table-cell>
          <table:table-cell table:style-name="ce9" office:value-type="string" office:string-value=""/>
          <table:table-cell table:style-name="ce9" office:value-type="string" office:string-value=""/>
          <table:table-cell table:formula="of:=[.M33]" office:value-type="string" table:style-name="ce9" office:string-value="Transportation Service">
            <text:p>Transportation Service</text:p>
          </table:table-cell>
          <table:table-cell office:value-type="string" table:style-name="ce9" office:string-value="Transportation Service">
            <text:p>Transportation Servi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ransportation Service">
            <text:p>Transportation Servic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Description of the main transportation service referenced in the Transport Execution Plan.">
            <text:p>Description of the main transportation service referenced in the Transport Execution Pla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dditionalTransportationService">
            <text:p>AdditionalTransportationService</text:p>
          </table:table-cell>
          <table:table-cell office:value-type="string" table:style-name="ce9" office:string-value="Transport Execution Plan. Additional_ Transportation Service. Transportation Service">
            <text:p>Transport Execution Plan. Additional_ Transportation Service. Transportation Service</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Additional">
            <text:p>Additional</text:p>
          </table:table-cell>
          <table:table-cell table:style-name="ce9" office:value-type="string" office:string-value=""/>
          <table:table-cell table:style-name="ce9" office:value-type="string" office:string-value=""/>
          <table:table-cell table:formula="of:=[.M34]" office:value-type="string" table:style-name="ce9" office:string-value="Transportation Service">
            <text:p>Transportation Service</text:p>
          </table:table-cell>
          <table:table-cell office:value-type="string" table:style-name="ce9" office:string-value="Transportation Service">
            <text:p>Transportation Servi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ransportation Service">
            <text:p>Transportation Servi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escription of an additional transportation service referenced in the Transport Execution Plan.">
            <text:p>A description of an additional transportation service referenced in the Transport Execution Pla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ServiceStartTimePeriod">
            <text:p>ServiceStartTimePeriod</text:p>
          </table:table-cell>
          <table:table-cell office:value-type="string" table:style-name="ce9" office:string-value="Transport Execution Plan. Service Start Time_ Period. Period">
            <text:p>Transport Execution Plan. Service Start Time_ Period. Period</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Service Start Time">
            <text:p>Service Start Time</text:p>
          </table:table-cell>
          <table:table-cell table:style-name="ce9" office:value-type="string" office:string-value=""/>
          <table:table-cell table:style-name="ce9" office:value-type="string" office:string-value=""/>
          <table:table-cell table:formula="of:=[.M35]" office:value-type="string" table:style-name="ce9" office:string-value="Period">
            <text:p>Period</text:p>
          </table:table-cell>
          <table:table-cell office:value-type="string" table:style-name="ce9"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eriod">
            <text:p>Period</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period within which the service must begin.">
            <text:p>The period within which the service must beg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ServiceEndTimePeriod">
            <text:p>ServiceEndTimePeriod</text:p>
          </table:table-cell>
          <table:table-cell office:value-type="string" table:style-name="ce9" office:string-value="Transport Execution Plan. Service End Time_ Period. Period">
            <text:p>Transport Execution Plan. Service End Time_ Period. Period</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Service End Time">
            <text:p>Service End Time</text:p>
          </table:table-cell>
          <table:table-cell table:style-name="ce9" office:value-type="string" office:string-value=""/>
          <table:table-cell table:style-name="ce9" office:value-type="string" office:string-value=""/>
          <table:table-cell table:formula="of:=[.M36]" office:value-type="string" table:style-name="ce9" office:string-value="Period">
            <text:p>Period</text:p>
          </table:table-cell>
          <table:table-cell office:value-type="string" table:style-name="ce9"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eriod">
            <text:p>Period</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period during which the service must be completed.">
            <text:p>The period during which the service must be complet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FromLocation">
            <text:p>FromLocation</text:p>
          </table:table-cell>
          <table:table-cell office:value-type="string" table:style-name="ce9" office:string-value="Transport Execution Plan. From_ Location. Location">
            <text:p>Transport Execution Plan. From_ Location. Location</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From">
            <text:p>From</text:p>
          </table:table-cell>
          <table:table-cell table:style-name="ce9" office:value-type="string" office:string-value=""/>
          <table:table-cell table:style-name="ce9" office:value-type="string" office:string-value=""/>
          <table:table-cell table:formula="of:=[.M37]" office:value-type="string" table:style-name="ce9" office:string-value="Location">
            <text:p>Location</text:p>
          </table:table-cell>
          <table:table-cell office:value-type="string" table:style-name="ce9" office:string-value="Location">
            <text:p>Location</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Location">
            <text:p>Location</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location of origin of the transport service referenced in the Transport Execution Plan.">
            <text:p>The location of origin of the transport service referenced in the Transport Execution Pla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ToLocation">
            <text:p>ToLocation</text:p>
          </table:table-cell>
          <table:table-cell office:value-type="string" table:style-name="ce9" office:string-value="Transport Execution Plan. To_ Location. Location">
            <text:p>Transport Execution Plan. To_ Location. Location</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To">
            <text:p>To</text:p>
          </table:table-cell>
          <table:table-cell table:style-name="ce9" office:value-type="string" office:string-value=""/>
          <table:table-cell table:style-name="ce9" office:value-type="string" office:string-value=""/>
          <table:table-cell table:formula="of:=[.M38]" office:value-type="string" table:style-name="ce9" office:string-value="Location">
            <text:p>Location</text:p>
          </table:table-cell>
          <table:table-cell office:value-type="string" table:style-name="ce9" office:string-value="Location">
            <text:p>Location</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Location">
            <text:p>Location</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destination location for the transport service referenced in the Transport Execution Plan.">
            <text:p>The destination location for the transport service referenced in the Transport Execution Pla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AtLocation">
            <text:p>AtLocation</text:p>
          </table:table-cell>
          <table:table-cell office:value-type="string" table:style-name="ce9" office:string-value="Transport Execution Plan. At_ Location. Location">
            <text:p>Transport Execution Plan. At_ Location. Location</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At">
            <text:p>At</text:p>
          </table:table-cell>
          <table:table-cell table:style-name="ce9" office:value-type="string" office:string-value=""/>
          <table:table-cell table:style-name="ce9" office:value-type="string" office:string-value=""/>
          <table:table-cell table:formula="of:=[.M39]" office:value-type="string" table:style-name="ce9" office:string-value="Location">
            <text:p>Location</text:p>
          </table:table-cell>
          <table:table-cell office:value-type="string" table:style-name="ce9" office:string-value="Location">
            <text:p>Location</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Location">
            <text:p>Location</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location of a transport service (e.g., terminal handling service) that does not require transport movement.">
            <text:p>The location of a transport service (e.g., terminal handling service) that does not require transport move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TransportExecutionTerms">
            <text:p>TransportExecutionTerms</text:p>
          </table:table-cell>
          <table:table-cell office:value-type="string" table:style-name="ce9" office:string-value="Transport Execution Plan. Transport Execution Terms">
            <text:p>Transport Execution Plan. Transport Execution Terms</text:p>
          </table:table-cell>
          <table:table-cell table:style-name="ce9" office:value-type="string" office:string-value=""/>
          <table:table-cell office:value-type="string" table:style-name="ce9"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
          <table:table-cell table:formula="of:=[.M40]" office:value-type="string" table:style-name="ce9" office:string-value="Transport Execution Terms">
            <text:p>Transport Execution Terms</text:p>
          </table:table-cell>
          <table:table-cell office:value-type="string" table:style-name="ce9" office:string-value="Transport Execution Terms">
            <text:p>Transport Execution Term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ransport Execution Terms">
            <text:p>Transport Execution Terms</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description of terms and conditions related to the Transport Execution Plan.">
            <text:p>A description of terms and conditions related to the Transport Execution Pla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Consignment">
            <text:p>Consignment</text:p>
          </table:table-cell>
          <table:table-cell office:value-type="string" table:style-name="ce9" office:string-value="Transport Execution Plan. Consignment">
            <text:p>Transport Execution Plan. Consignment</text:p>
          </table:table-cell>
          <table:table-cell table:style-name="ce9" office:value-type="string" office:string-value=""/>
          <table:table-cell office:value-type="string" table:style-name="ce9"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
          <table:table-cell table:formula="of:=[.M41]" office:value-type="string" table:style-name="ce9" office:string-value="Consignment">
            <text:p>Consignment</text:p>
          </table:table-cell>
          <table:table-cell office:value-type="string" table:style-name="ce9" office:string-value="Consignment">
            <text:p>Consignment</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onsignment">
            <text:p>Consignment</text:p>
          </table:table-cell>
          <table:table-cell table:style-name="ce9" office:value-type="string" office:string-value=""/>
          <table:table-cell office:value-type="string" table:style-name="ce9" office:string-value="1..n">
            <text:p>1..n</text:p>
          </table:table-cell>
          <table:table-cell office:value-type="string" table:style-name="ce9" office:string-value="ASBIE">
            <text:p>ASBIE</text:p>
          </table:table-cell>
          <table:table-cell office:value-type="string" table:style-name="ce9" office:string-value="A description of an identifiable collection of goods items to be transported between the consignor and the consignee. This information may be defined within a transport contract. A consignment may comprise more than one shipment (e.g., when consolidated by a freight forwarder).">
            <text:p>A description of an identifiable collection of goods items to be transported between the consignor and the consignee. This information may be defined within a transport contract. A consignment may comprise more than one shipment (e.g., when consolidated by a freight forwar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